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333300" draw:marker-start-width="0.321cm" draw:marker-end-width="0.321cm" draw:fill="none" draw:textarea-horizontal-align="justify" draw:textarea-vertical-align="middle" draw:auto-grow-height="false" fo:min-height="1.448cm" fo:min-width="3.73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333300" draw:marker-start-width="0.321cm" draw:marker-end-width="0.321cm" draw:fill="none" draw:textarea-horizontal-align="justify" draw:textarea-vertical-align="middle" draw:auto-grow-height="false" fo:min-height="3.226cm" fo:min-width="5.262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81cm" svg:stroke-color="#333300" draw:marker-start-width="0.321cm" draw:marker-end-width="0.321cm" draw:fill="none" draw:textarea-horizontal-align="justify" draw:textarea-vertical-align="middle" draw:auto-grow-height="false" fo:min-height="0.432cm" fo:min-width="0.69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333300" draw:marker-start-width="0.321cm" draw:marker-end-width="0.321cm" draw:fill="none" draw:textarea-horizontal-align="justify" draw:textarea-vertical-align="middle" draw:auto-grow-height="false" fo:min-height="2.21cm" fo:min-width="6.024cm" fo:padding-top="0.165cm" fo:padding-bottom="0.165cm" fo:padding-left="0.29cm" fo:padding-right="0.2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0.389cm" fo:min-width="0.14cm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-color="#ffffff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318cm" svg:height="1.778cm" svg:x="0.456cm" svg:y="8.544cm">
          <text:p text:style-name="P1">Trajector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3.556cm" svg:x="7.43cm" svg:y="8.382cm">
          <text:p text:style-name="P1">Control: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494cm" svg:height="0.878cm" svg:x="4.774cm" svg:y="8.38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3" xml:id="id2" draw:id="id2" draw:layer="layout" svg:width="1.016cm" svg:height="1.016cm" svg:x="7.846cm" svg:y="9.2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4.774cm" svg:y1="9.433cm" svg:x2="7.846cm" svg:y2="9.798cm" draw:start-shape="id1" draw:start-glue-point="1" draw:end-shape="id2" draw:end-glue-point="6" svg:d="M4774 9433h1536v365h1536" svg:viewBox="0 0 3073 366">
          <text:p/>
        </draw:connector>
        <draw:custom-shape draw:style-name="gr6" draw:text-style-name="P2" xml:id="id3" draw:id="id3" draw:layer="layout" svg:width="1.27cm" svg:height="0.762cm" svg:x="9.878cm" svg:y="9.652cm">
          <text:p text:style-name="P1">K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8.862cm" svg:y1="9.798cm" svg:x2="9.878cm" svg:y2="10.033cm" draw:start-shape="id2" draw:start-glue-point="10" draw:end-shape="id3" draw:end-glue-point="3" svg:d="M8862 9798h509v235h507" svg:viewBox="0 0 1017 236">
          <text:p/>
        </draw:connector>
        <draw:custom-shape draw:style-name="gr6" draw:text-style-name="P2" xml:id="id6" draw:id="id6" draw:layer="layout" svg:width="1.27cm" svg:height="0.762cm" svg:x="9.878cm" svg:y="10.852cm">
          <text:p text:style-name="P1">g(q)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6.604cm" svg:height="2.54cm" svg:x="13.664cm" svg:y="8.636cm">
          <text:p text:style-name="P1">Inverse Dynamics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783cm" svg:height="1.793cm" svg:x="14.48cm" svg:y="8.8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" draw:text-style-name="P2" xml:id="id5" draw:id="id5" draw:layer="layout" svg:width="4.318cm" svg:height="1.778cm" svg:x="21.582cm" svg:y="8.99cm">
          <text:p text:style-name="P1">Dynamics</text:p>
          <draw:enhanced-geometry svg:viewBox="0 0 21600 21600" draw:type="rectangle" draw:enhanced-path="M 0 0 L 21600 0 21600 21600 0 21600 0 0 Z N"/>
        </draw:custom-shape>
        <draw:connector draw:style-name="gr8" draw:text-style-name="P1" xml:id="id8" draw:id="id8" draw:layer="layout" svg:x1="20.268cm" svg:y1="9.906cm" svg:x2="21.582cm" svg:y2="9.879cm" draw:start-shape="id4" draw:start-glue-point="1" draw:end-shape="id5" draw:end-glue-point="3" svg:d="M20268 9906h657v-27h657" svg:viewBox="0 0 1315 28">
          <text:p text:style-name="P1">U</text:p>
          <text:p text:style-name="P1"/>
        </draw:connector>
        <draw:frame draw:style-name="gr9" draw:text-style-name="P4" xml:id="id9" draw:id="id9" draw:layer="layout" svg:width="0.714cm" svg:height="0.962cm" svg:x="8.396cm" svg:y="9.924cm">
          <draw:text-box>
            <text:p><text:span text:style-name="T1">-</text:span></text:p>
          </draw:text-box>
        </draw:frame>
        <draw:custom-shape draw:style-name="gr10" draw:text-style-name="P3" xml:id="id7" draw:id="id7" draw:layer="layout" svg:width="1.016cm" svg:height="1.015cm" svg:x="11.747cm" svg:y="9.49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1.148cm" svg:y1="11.233cm" svg:x2="12.255cm" svg:y2="10.506cm" draw:start-shape="id6" draw:start-glue-point="1" draw:end-shape="id7" draw:end-glue-point="8" svg:d="M11148 11233h1107v-727" svg:viewBox="0 0 1108 728">
          <text:p/>
        </draw:connector>
        <draw:connector draw:style-name="gr5" draw:text-style-name="P2" draw:layer="layout" svg:x1="11.148cm" svg:y1="10.033cm" svg:x2="11.747cm" svg:y2="9.999cm" draw:start-shape="id3" draw:start-glue-point="1" draw:end-shape="id7" draw:end-glue-point="6" svg:d="M11148 10033h300v-34h299" svg:viewBox="0 0 600 35">
          <text:p/>
        </draw:connector>
        <draw:connector draw:style-name="gr5" draw:text-style-name="P2" draw:layer="layout" svg:x1="12.763cm" svg:y1="9.999cm" svg:x2="13.664cm" svg:y2="9.906cm" draw:start-shape="id7" draw:start-glue-point="10" draw:end-shape="id4" draw:end-glue-point="3" svg:d="M12763 9999h451v-93h450" svg:viewBox="0 0 902 94">
          <text:p/>
        </draw:connector>
        <draw:connector draw:style-name="gr5" draw:text-style-name="P2" draw:layer="layout" draw:line-skew="1.06cm" svg:x1="20.925cm" svg:y1="9.892cm" svg:x2="8.396cm" svg:y2="10.405cm" draw:start-shape="id8" draw:start-glue-point="0" draw:end-shape="id9" draw:end-glue-point="3" svg:d="M20925 9892v2554h-13029v-2041h500" svg:viewBox="0 0 13030 2555">
          <text:p/>
        </draw:connector>
        <draw:connector draw:style-name="gr5" draw:text-style-name="P2" draw:layer="layout" svg:x1="7.893cm" svg:y1="11.421cm" svg:x2="9.878cm" svg:y2="11.233cm" draw:end-shape="id6" draw:end-glue-point="3" svg:d="M7893 11421h722v-188h1263" svg:viewBox="0 0 1986 189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9:03:19.598832531</meta:creation-date>
    <dc:date>2017-11-09T11:06:34.911672127</dc:date>
    <meta:editing-duration>PT4H22M51S</meta:editing-duration>
    <meta:editing-cycles>2</meta:editing-cycles>
    <meta:generator>LibreOffice/5.1.6.2$Linux_X86_64 LibreOffice_project/10m0$Build-2</meta:generator>
    <meta:document-statistic meta:object-count="42"/>
  </office:meta>
</office:document-meta>
</file>

<file path=Object 1/content.xml><?xml version="1.0" encoding="utf-8"?>
<math xmlns="http://www.w3.org/1998/Math/MathML" display="block">
  <semantics>
    <mrow>
      <msub>
        <mi>q</mi>
        <mi>d</mi>
      </msub>
      <mi>,</mi>
      <mover accent="true">
        <msub>
          <mi>q</mi>
          <mi>d</mi>
        </msub>
        <mo stretchy="false">˙</mo>
      </mover>
      <mover accent="true">
        <msub>
          <mi>q</mi>
          <mi>d</mi>
        </msub>
        <mo stretchy="false">¨</mo>
      </mover>
    </mrow>
    <annotation encoding="StarMath 5.0">q_d,dot{ q }_d ddot{ q }_d
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u</mi>
              <mo stretchy="false">=</mo>
              <mi>M</mi>
            </mrow>
            <mrow>
              <mo fence="true" stretchy="false">(</mo>
              <mrow>
                <mi>q</mi>
              </mrow>
              <mo fence="true" stretchy="false">)</mo>
            </mrow>
            <mover accent="true">
              <msub>
                <mi>q</mi>
                <mi>d</mi>
              </msub>
              <mo stretchy="false">¨</mo>
            </mover>
          </mrow>
        </mtd>
      </mtr>
      <mtr>
        <mtd>
          <mrow>
            <mrow>
              <mtext/>
              <mo stretchy="false">+</mo>
              <mi>C</mi>
            </mrow>
            <mrow>
              <mrow>
                <mo fence="true" stretchy="false">(</mo>
                <mrow>
                  <mrow>
                    <mover accent="true">
                      <mi>q</mi>
                      <mo stretchy="false">˙</mo>
                    </mover>
                    <mi>,</mi>
                    <mi>q</mi>
                  </mrow>
                </mrow>
                <mo fence="true" stretchy="false">)</mo>
              </mrow>
              <mo stretchy="false">+</mo>
              <mi>g</mi>
            </mrow>
            <mrow>
              <mo fence="true" stretchy="false">(</mo>
              <mrow>
                <mi>q</mi>
              </mrow>
              <mo fence="true" stretchy="false">)</mo>
            </mrow>
          </mrow>
        </mtd>
      </mtr>
    </mtable>
    <annotation encoding="StarMath 5.0">u=M( q ) ddot{ q }_d newline 
""       +C ( dot{q},q)+g( q )</annotation>
  </semantics>
</math>
</file>